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992cm"/>
    </style:style>
    <style:style style:name="co2" style:family="table-column">
      <style:table-column-properties fo:break-before="auto" style:column-width="7.269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2.829cm"/>
    </style:style>
    <style:style style:name="co5" style:family="table-column">
      <style:table-column-properties fo:break-before="auto" style:column-width="5.8cm"/>
    </style:style>
    <style:style style:name="co6" style:family="table-column">
      <style:table-column-properties fo:break-before="auto" style:column-width="7.297cm"/>
    </style:style>
    <style:style style:name="co7" style:family="table-column">
      <style:table-column-properties fo:break-before="auto" style:column-width="2.358cm"/>
    </style:style>
    <style:style style:name="co8" style:family="table-column">
      <style:table-column-properties fo:break-before="auto" style:column-width="4.106cm"/>
    </style:style>
    <style:style style:name="co9" style:family="table-column">
      <style:table-column-properties fo:break-before="auto" style:column-width="3.302cm"/>
    </style:style>
    <style:style style:name="co12" style:family="table-column">
      <style:table-column-properties fo:break-before="auto" style:column-width="7.574cm"/>
    </style:style>
    <style:style style:name="co13" style:family="table-column">
      <style:table-column-properties fo:break-before="auto" style:column-width="3.551cm"/>
    </style:style>
    <style:style style:name="co14" style:family="table-column">
      <style:table-column-properties fo:break-before="auto" style:column-width="7.796cm"/>
    </style:style>
    <style:style style:name="co15" style:family="table-column">
      <style:table-column-properties fo:break-before="auto" style:column-width="6.18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94cm" fo:break-before="auto" style:use-optimal-row-height="true"/>
    </style:style>
    <style:style style:name="ro3" style:family="table-row">
      <style:table-row-properties style:row-height="1.31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399ff"/>
    </style:style>
  </office:automatic-styles>
  <office:body>
    <office:spreadsheet>
      <table:table table:name="brighten_digit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row table:style-name="ro1">
          <table:table-cell office:value-type="string">
            <text:p>FID(easy, diff):</text:p>
          </table:table-cell>
          <table:table-cell office:value-type="float" office:value="292.119">
            <text:p>292.119</text:p>
          </table:table-cell>
          <table:table-cell table:number-columns-repeated="8"/>
        </table:table-row>
        <table:table-row table:style-name="ro2">
          <table:table-cell office:value-type="string">
            <text:p>funktion: </text:p>
          </table:table-cell>
          <table:table-cell office:value-type="string">
            <text:p>brighten_digits(value, treshold):</text:p>
            <text:p><text:s text:c="2"/>erhöhe jeden Pixel &lt;= treshold um value</text:p>
          </table:table-cell>
          <table:table-cell table:number-columns-repeated="8"/>
        </table:table-row>
        <table:table-row table:style-name="ro2">
          <table:table-cell office:value-type="string">
            <text:p>zweck:</text:p>
          </table:table-cell>
          <table:table-cell office:value-type="string">
            <text:p>Ziffern in difficult_samples sind manchmal</text:p>
            <text:p>etwas heller</text:p>
          </table:table-cell>
          <table:table-cell table:number-columns-repeated="8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2"/>
          <table:table-cell office:value-type="string">
            <text:p>val</text:p>
          </table:table-cell>
          <table:table-cell office:value-type="string">
            <text:p>tresh</text:p>
          </table:table-cell>
          <table:table-cell/>
          <table:table-cell office:value-type="string">
            <text:p>fid(easy)</text:p>
          </table:table-cell>
          <table:table-cell office:value-type="string">
            <text:p>fid(diff)</text:p>
          </table:table-cell>
          <table:table-cell office:value-type="string">
            <text:p>fid(easy)+fid(diff)</text:p>
          </table:table-cell>
          <table:table-cell/>
          <table:table-cell office:value-type="string">
            <text:p>delta_diff</text:p>
          </table:table-cell>
        </table:table-row>
        <table:table-row table:style-name="ro1">
          <table:table-cell table:number-columns-repeated="2"/>
          <table:table-cell table:number-columns-repeated="2" office:value-type="float" office:value="30">
            <text:p>30</text:p>
          </table:table-cell>
          <table:table-cell/>
          <table:table-cell table:style-name="ce1" office:value-type="float" office:value="0.734254">
            <text:p>0.734254</text:p>
          </table:table-cell>
          <table:table-cell office:value-type="float" office:value="289.057292">
            <text:p>289.057292</text:p>
          </table:table-cell>
          <table:table-cell table:formula="of:=[.F8]+[.G8]" office:value-type="float" office:value="289.791546">
            <text:p>289.791546</text:p>
          </table:table-cell>
          <table:table-cell/>
          <table:table-cell table:formula="of:=[.B1]-[.G8]" office:value-type="float" office:value="3.06170800000001">
            <text:p>3.061708</text:p>
          </table:table-cell>
        </table:table-row>
        <table:table-row table:style-name="ro1">
          <table:table-cell table:number-columns-repeated="2"/>
          <table:table-cell office:value-type="float" office:value="30">
            <text:p>30</text:p>
          </table:table-cell>
          <table:table-cell office:value-type="float" office:value="60">
            <text:p>60</text:p>
          </table:table-cell>
          <table:table-cell/>
          <table:table-cell office:value-type="float" office:value="13.132643">
            <text:p>13.132643</text:p>
          </table:table-cell>
          <table:table-cell office:value-type="float" office:value="283.829127">
            <text:p>283.829127</text:p>
          </table:table-cell>
          <table:table-cell table:formula="of:=[.F9]+[.G9]" office:value-type="float" office:value="296.96177">
            <text:p>296.96177</text:p>
          </table:table-cell>
          <table:table-cell/>
          <table:table-cell table:formula="of:=[.B1]-[.G9]" office:value-type="float" office:value="8.289873">
            <text:p>8.289873</text:p>
          </table:table-cell>
        </table:table-row>
        <table:table-row table:style-name="ro1">
          <table:table-cell table:number-columns-repeated="2"/>
          <table:table-cell office:value-type="float" office:value="30">
            <text:p>30</text:p>
          </table:table-cell>
          <table:table-cell office:value-type="float" office:value="90">
            <text:p>90</text:p>
          </table:table-cell>
          <table:table-cell/>
          <table:table-cell office:value-type="float" office:value="21.795621">
            <text:p>21.795621</text:p>
          </table:table-cell>
          <table:table-cell office:value-type="float" office:value="257.001451">
            <text:p>257.001451</text:p>
          </table:table-cell>
          <table:table-cell table:style-name="ce1" table:formula="of:=[.F10]+[.G10]" office:value-type="float" office:value="278.797072">
            <text:p>278.797072</text:p>
          </table:table-cell>
          <table:table-cell/>
          <table:table-cell table:formula="of:=[.B1]-[.G10]" office:value-type="float" office:value="35.1175490000001">
            <text:p>35.117549</text:p>
          </table:table-cell>
        </table:table-row>
        <table:table-row table:style-name="ro1">
          <table:table-cell table:number-columns-repeated="2"/>
          <table:table-cell office:value-type="float" office:value="60">
            <text:p>60</text:p>
          </table:table-cell>
          <table:table-cell office:value-type="float" office:value="30">
            <text:p>30</text:p>
          </table:table-cell>
          <table:table-cell/>
          <table:table-cell office:value-type="float" office:value="3.758133">
            <text:p>3.758133</text:p>
          </table:table-cell>
          <table:table-cell office:value-type="float" office:value="279.547674">
            <text:p>279.547674</text:p>
          </table:table-cell>
          <table:table-cell table:formula="of:=[.F11]+[.G11]" office:value-type="float" office:value="283.305807">
            <text:p>283.305807</text:p>
          </table:table-cell>
          <table:table-cell/>
          <table:table-cell table:formula="of:=[.B1]-[.G11]" office:value-type="float" office:value="12.5713260000001">
            <text:p>12.571326</text:p>
          </table:table-cell>
        </table:table-row>
        <table:table-row table:style-name="ro1">
          <table:table-cell table:number-columns-repeated="2"/>
          <table:table-cell table:number-columns-repeated="2" office:value-type="float" office:value="60">
            <text:p>60</text:p>
          </table:table-cell>
          <table:table-cell/>
          <table:table-cell office:value-type="float" office:value="62.765345">
            <text:p>62.765345</text:p>
          </table:table-cell>
          <table:table-cell office:value-type="float" office:value="235.108481">
            <text:p>235.108481</text:p>
          </table:table-cell>
          <table:table-cell table:formula="of:=[.F12]+[.G12]" office:value-type="float" office:value="297.873826">
            <text:p>297.873826</text:p>
          </table:table-cell>
          <table:table-cell/>
          <table:table-cell table:formula="of:=[.B1]-[.G12]" office:value-type="float" office:value="57.010519">
            <text:p>57.010519</text:p>
          </table:table-cell>
        </table:table-row>
        <table:table-row table:style-name="ro1">
          <table:table-cell table:number-columns-repeated="2"/>
          <table:table-cell office:value-type="float" office:value="60">
            <text:p>60</text:p>
          </table:table-cell>
          <table:table-cell office:value-type="float" office:value="90">
            <text:p>90</text:p>
          </table:table-cell>
          <table:table-cell/>
          <table:table-cell office:value-type="float" office:value="103.251807">
            <text:p>103.251807</text:p>
          </table:table-cell>
          <table:table-cell office:value-type="float" office:value="208.241208">
            <text:p>208.241208</text:p>
          </table:table-cell>
          <table:table-cell table:formula="of:=[.F13]+[.G13]" office:value-type="float" office:value="311.493015">
            <text:p>311.493015</text:p>
          </table:table-cell>
          <table:table-cell/>
          <table:table-cell table:formula="of:=[.B1]-[.G13]" office:value-type="float" office:value="83.877792">
            <text:p>83.877792</text:p>
          </table:table-cell>
        </table:table-row>
        <table:table-row table:style-name="ro1">
          <table:table-cell table:number-columns-repeated="2"/>
          <table:table-cell office:value-type="float" office:value="90">
            <text:p>90</text:p>
          </table:table-cell>
          <table:table-cell office:value-type="float" office:value="30">
            <text:p>30</text:p>
          </table:table-cell>
          <table:table-cell/>
          <table:table-cell office:value-type="float" office:value="8.640475">
            <text:p>8.640475</text:p>
          </table:table-cell>
          <table:table-cell office:value-type="float" office:value="270.521634">
            <text:p>270.521634</text:p>
          </table:table-cell>
          <table:table-cell table:formula="of:=[.F14]+[.G14]" office:value-type="float" office:value="279.162109">
            <text:p>279.162109</text:p>
          </table:table-cell>
          <table:table-cell/>
          <table:table-cell table:formula="of:=[.B1]-[.G14]" office:value-type="float" office:value="21.597366">
            <text:p>21.597366</text:p>
          </table:table-cell>
        </table:table-row>
        <table:table-row table:style-name="ro1">
          <table:table-cell table:number-columns-repeated="2"/>
          <table:table-cell office:value-type="float" office:value="90">
            <text:p>90</text:p>
          </table:table-cell>
          <table:table-cell office:value-type="float" office:value="60">
            <text:p>60</text:p>
          </table:table-cell>
          <table:table-cell/>
          <table:table-cell office:value-type="float" office:value="133.538376">
            <text:p>133.538376</text:p>
          </table:table-cell>
          <table:table-cell office:value-type="float" office:value="216.882176">
            <text:p>216.882176</text:p>
          </table:table-cell>
          <table:table-cell table:formula="of:=[.F15]+[.G15]" office:value-type="float" office:value="350.420552">
            <text:p>350.420552</text:p>
          </table:table-cell>
          <table:table-cell/>
          <table:table-cell table:formula="of:=[.B1]-[.G15]" office:value-type="float" office:value="75.236824">
            <text:p>75.236824</text:p>
          </table:table-cell>
        </table:table-row>
        <table:table-row table:style-name="ro1">
          <table:table-cell table:number-columns-repeated="2"/>
          <table:table-cell table:number-columns-repeated="2" office:value-type="float" office:value="90">
            <text:p>90</text:p>
          </table:table-cell>
          <table:table-cell/>
          <table:table-cell office:value-type="float" office:value="155.952747">
            <text:p>155.952747</text:p>
          </table:table-cell>
          <table:table-cell table:style-name="ce1" office:value-type="float" office:value="206.482847">
            <text:p>206.482847</text:p>
          </table:table-cell>
          <table:table-cell table:formula="of:=[.F16]+[.G16]" office:value-type="float" office:value="362.435594">
            <text:p>362.435594</text:p>
          </table:table-cell>
          <table:table-cell/>
          <table:table-cell table:style-name="ce1" table:formula="of:=[.B1]-[.G16]" office:value-type="float" office:value="85.636153">
            <text:p>85.636153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table:style-name="ce1" table:formula="of:=MIN([.F8:.F16])" office:value-type="float" office:value="0.734254">
            <text:p>0.734254</text:p>
          </table:table-cell>
          <table:table-cell table:style-name="ce1" table:formula="of:=MIN([.G8:.G16])" office:value-type="float" office:value="206.482847">
            <text:p>206.482847</text:p>
          </table:table-cell>
          <table:table-cell table:style-name="ce1" table:formula="of:=MIN([.H8:.H16])" office:value-type="float" office:value="278.797072">
            <text:p>278.797072</text:p>
          </table:table-cell>
          <table:table-cell table:number-columns-repeated="2"/>
        </table:table-row>
      </table:table>
      <table:table table:name="blur_global" table:style-name="ta1" table:print="false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number-columns-repeated="3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>
            <text:p>FID(easy, diff):</text:p>
          </table:table-cell>
          <table:table-cell office:value-type="float" office:value="292.119">
            <text:p>292.119</text:p>
          </table:table-cell>
          <table:table-cell table:number-columns-repeated="6"/>
        </table:table-row>
        <table:table-row table:style-name="ro3">
          <table:table-cell office:value-type="string">
            <text:p>funktion: </text:p>
          </table:table-cell>
          <table:table-cell office:value-type="string">
            <text:p>blur_global(kernel_rel):</text:p>
            <text:p><text:s text:c="2"/>kernel = kernel_rel*height</text:p>
            <text:p><text:s text:c="2"/>cv2.blur(kernel)</text:p>
          </table:table-cell>
          <table:table-cell table:number-columns-repeated="6"/>
        </table:table-row>
        <table:table-row table:style-name="ro1">
          <table:table-cell office:value-type="string">
            <text:p>zweck:</text:p>
          </table:table-cell>
          <table:table-cell office:value-type="string">
            <text:p>Unteschiede in Schärfe</text:p>
          </table:table-cell>
          <table:table-cell table:number-columns-repeated="6"/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k_relative</text:p>
          </table:table-cell>
          <table:table-cell office:value-type="string">
            <text:p>k_absolute</text:p>
          </table:table-cell>
          <table:table-cell/>
          <table:table-cell office:value-type="string">
            <text:p>fid(easy)</text:p>
          </table:table-cell>
          <table:table-cell office:value-type="string">
            <text:p>fid(diff)</text:p>
          </table:table-cell>
          <table:table-cell office:value-type="string">
            <text:p>fid(easy)+fid(diff)</text:p>
          </table:table-cell>
        </table:table-row>
        <table:table-row table:style-name="ro1">
          <table:table-cell table:number-columns-repeated="2"/>
          <table:table-cell office:value-type="float" office:value="0.02">
            <text:p>0.02</text:p>
          </table:table-cell>
          <table:table-cell office:value-type="float" office:value="2">
            <text:p>2</text:p>
          </table:table-cell>
          <table:table-cell/>
          <table:table-cell table:style-name="ce1" office:value-type="float" office:value="10.952333">
            <text:p>10.952333</text:p>
          </table:table-cell>
          <table:table-cell office:value-type="float" office:value="275.802179">
            <text:p>275.802179</text:p>
          </table:table-cell>
          <table:table-cell table:style-name="ce1" table:formula="of:=[.F8]+[.G8]" office:value-type="float" office:value="286.754512">
            <text:p>286.754512</text:p>
          </table:table-cell>
        </table:table-row>
        <table:table-row table:style-name="ro1">
          <table:table-cell table:number-columns-repeated="2"/>
          <table:table-cell office:value-type="float" office:value="0.04">
            <text:p>0.04</text:p>
          </table:table-cell>
          <table:table-cell office:value-type="float" office:value="5">
            <text:p>5</text:p>
          </table:table-cell>
          <table:table-cell/>
          <table:table-cell office:value-type="float" office:value="97.563187">
            <text:p>97.563187</text:p>
          </table:table-cell>
          <table:table-cell table:style-name="ce1" office:value-type="float" office:value="267.610357">
            <text:p>267.610357</text:p>
          </table:table-cell>
          <table:table-cell table:formula="of:=[.F9]+[.G9]" office:value-type="float" office:value="365.173544">
            <text:p>365.173544</text:p>
          </table:table-cell>
        </table:table-row>
        <table:table-row table:style-name="ro1">
          <table:table-cell table:number-columns-repeated="2"/>
          <table:table-cell office:value-type="float" office:value="0.06">
            <text:p>0.06</text:p>
          </table:table-cell>
          <table:table-cell office:value-type="float" office:value="7">
            <text:p>7</text:p>
          </table:table-cell>
          <table:table-cell/>
          <table:table-cell office:value-type="float" office:value="153.873444">
            <text:p>153.873444</text:p>
          </table:table-cell>
          <table:table-cell office:value-type="float" office:value="275.560802">
            <text:p>275.560802</text:p>
          </table:table-cell>
          <table:table-cell table:formula="of:=[.F10]+[.G10]" office:value-type="float" office:value="429.434246">
            <text:p>429.434246</text:p>
          </table:table-cell>
        </table:table-row>
        <table:table-row table:style-name="ro1">
          <table:table-cell table:number-columns-repeated="2"/>
          <table:table-cell office:value-type="float" office:value="0.08">
            <text:p>0.08</text:p>
          </table:table-cell>
          <table:table-cell office:value-type="float" office:value="10">
            <text:p>10</text:p>
          </table:table-cell>
          <table:table-cell/>
          <table:table-cell office:value-type="float" office:value="189.053632">
            <text:p>189.053632</text:p>
          </table:table-cell>
          <table:table-cell office:value-type="float" office:value="276.08091">
            <text:p>276.08091</text:p>
          </table:table-cell>
          <table:table-cell table:formula="of:=[.F11]+[.G11]" office:value-type="float" office:value="465.134542">
            <text:p>465.134542</text:p>
          </table:table-cell>
        </table:table-row>
        <table:table-row table:style-name="ro1">
          <table:table-cell table:number-columns-repeated="2"/>
          <table:table-cell office:value-type="float" office:value="0.1">
            <text:p>0.1</text:p>
          </table:table-cell>
          <table:table-cell office:value-type="float" office:value="12">
            <text:p>12</text:p>
          </table:table-cell>
          <table:table-cell/>
          <table:table-cell office:value-type="float" office:value="227.964767">
            <text:p>227.964767</text:p>
          </table:table-cell>
          <table:table-cell office:value-type="float" office:value="272.43607">
            <text:p>272.43607</text:p>
          </table:table-cell>
          <table:table-cell table:formula="of:=[.F12]+[.G12]" office:value-type="float" office:value="500.400837">
            <text:p>500.400837</text:p>
          </table:table-cell>
        </table:table-row>
        <table:table-row table:style-name="ro1">
          <table:table-cell table:number-columns-repeated="2"/>
          <table:table-cell office:value-type="float" office:value="0.12">
            <text:p>0.12</text:p>
          </table:table-cell>
          <table:table-cell office:value-type="float" office:value="15">
            <text:p>15</text:p>
          </table:table-cell>
          <table:table-cell/>
          <table:table-cell office:value-type="float" office:value="300.258617">
            <text:p>300.258617</text:p>
          </table:table-cell>
          <table:table-cell office:value-type="float" office:value="278.250818">
            <text:p>278.250818</text:p>
          </table:table-cell>
          <table:table-cell table:formula="of:=[.F13]+[.G13]" office:value-type="float" office:value="578.509435">
            <text:p>578.509435</text:p>
          </table:table-cell>
        </table:table-row>
        <table:table-row table:style-name="ro1">
          <table:table-cell table:number-columns-repeated="2"/>
          <table:table-cell office:value-type="float" office:value="0.14">
            <text:p>0.14</text:p>
          </table:table-cell>
          <table:table-cell office:value-type="float" office:value="17">
            <text:p>17</text:p>
          </table:table-cell>
          <table:table-cell/>
          <table:table-cell office:value-type="float" office:value="332.376637">
            <text:p>332.376637</text:p>
          </table:table-cell>
          <table:table-cell office:value-type="float" office:value="283.519371">
            <text:p>283.519371</text:p>
          </table:table-cell>
          <table:table-cell table:formula="of:=[.F14]+[.G14]" office:value-type="float" office:value="615.896008">
            <text:p>615.896008</text:p>
          </table:table-cell>
        </table:table-row>
        <table:table-row table:style-name="ro1">
          <table:table-cell table:number-columns-repeated="2"/>
          <table:table-cell office:value-type="float" office:value="0.16">
            <text:p>0.16</text:p>
          </table:table-cell>
          <table:table-cell office:value-type="float" office:value="20">
            <text:p>20</text:p>
          </table:table-cell>
          <table:table-cell/>
          <table:table-cell office:value-type="float" office:value="371.804031">
            <text:p>371.804031</text:p>
          </table:table-cell>
          <table:table-cell office:value-type="float" office:value="294.386431">
            <text:p>294.386431</text:p>
          </table:table-cell>
          <table:table-cell table:formula="of:=[.F15]+[.G15]" office:value-type="float" office:value="666.190462">
            <text:p>666.190462</text:p>
          </table:table-cell>
        </table:table-row>
        <table:table-row table:style-name="ro1">
          <table:table-cell table:number-columns-repeated="2"/>
          <table:table-cell office:value-type="float" office:value="0.18">
            <text:p>0.18</text:p>
          </table:table-cell>
          <table:table-cell office:value-type="float" office:value="23">
            <text:p>23</text:p>
          </table:table-cell>
          <table:table-cell/>
          <table:table-cell office:value-type="float" office:value="385.395667">
            <text:p>385.395667</text:p>
          </table:table-cell>
          <table:table-cell office:value-type="float" office:value="288.113868">
            <text:p>288.113868</text:p>
          </table:table-cell>
          <table:table-cell table:formula="of:=[.F16]+[.G16]" office:value-type="float" office:value="673.509535">
            <text:p>673.509535</text:p>
          </table:table-cell>
        </table:table-row>
        <table:table-row table:style-name="ro1">
          <table:table-cell table:number-columns-repeated="2"/>
          <table:table-cell office:value-type="float" office:value="0.2">
            <text:p>0.2</text:p>
          </table:table-cell>
          <table:table-cell office:value-type="float" office:value="25">
            <text:p>25</text:p>
          </table:table-cell>
          <table:table-cell/>
          <table:table-cell office:value-type="float" office:value="382.266055">
            <text:p>382.266055</text:p>
          </table:table-cell>
          <table:table-cell office:value-type="float" office:value="275.603899">
            <text:p>275.603899</text:p>
          </table:table-cell>
          <table:table-cell table:formula="of:=[.F17]+[.G17]" office:value-type="float" office:value="657.869954">
            <text:p>657.869954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5"/>
          <table:table-cell table:style-name="ce1" table:formula="of:=MIN([.F8:.F17])" office:value-type="float" office:value="10.952333">
            <text:p>10.952333</text:p>
          </table:table-cell>
          <table:table-cell table:style-name="ce1" table:formula="of:=MIN([.G8:.G17])" office:value-type="float" office:value="267.610357">
            <text:p>267.610357</text:p>
          </table:table-cell>
          <table:table-cell table:style-name="ce1" table:formula="of:=MIN([.H8:.H17])" office:value-type="float" office:value="286.754512">
            <text:p>286.754512</text:p>
          </table:table-cell>
        </table:table-row>
      </table:table>
      <table:table table:name="blur_local" table:style-name="ta1" table:print="false">
        <table:table-column table:style-name="co14" table:default-cell-style-name="Default"/>
        <table:table-column table:style-name="co15" table:default-cell-style-name="Default"/>
        <table:table-column table:style-name="co3" table:number-columns-repeated="13" table:default-cell-style-name="Default"/>
        <table:table-row table:style-name="ro1">
          <table:table-cell office:value-type="string">
            <text:p>FID(easy, diff):</text:p>
          </table:table-cell>
          <table:table-cell office:value-type="float" office:value="292.119">
            <text:p>292.119</text:p>
          </table:table-cell>
          <table:table-cell table:number-columns-repeated="13"/>
        </table:table-row>
        <table:table-row table:style-name="ro3">
          <table:table-cell office:value-type="string">
            <text:p>funktion: </text:p>
          </table:table-cell>
          <table:table-cell office:value-type="string">
            <text:p>blur_local(n, k, size):</text:p>
            <text:p><text:s text:c="2"/>cv2.blur(k) auf n zufällige</text:p>
            <text:p><text:s text:c="2"/>Rechtecke im Bild</text:p>
          </table:table-cell>
          <table:table-cell table:number-columns-repeated="13"/>
        </table:table-row>
        <table:table-row table:style-name="ro1">
          <table:table-cell office:value-type="string">
            <text:p>zweck:</text:p>
          </table:table-cell>
          <table:table-cell office:value-type="string">
            <text:p>Unteschiede in Schärfe im Bild</text:p>
          </table:table-cell>
          <table:table-cell table:number-columns-repeated="13"/>
        </table:table-row>
        <table:table-row table:style-name="ro1" table:number-rows-repeated="3">
          <table:table-cell table:number-columns-repeated="15"/>
        </table:table-row>
        <table:table-row table:style-name="ro1">
          <table:table-cell office:value-type="string">
            <text:p>Vertikale/Horizontale Balken:</text:p>
          </table:table-cell>
          <table:table-cell/>
          <table:table-cell office:value-type="string">
            <text:p>k=0.2</text:p>
          </table:table-cell>
          <table:table-cell table:number-columns-repeated="6"/>
          <table:table-cell office:value-type="string">
            <text:p>k=0.04</text:p>
          </table:table-cell>
          <table:table-cell table:number-columns-repeated="5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3"/>
          <table:table-cell office:value-type="string">
            <text:p>n</text:p>
          </table:table-cell>
          <table:table-cell office:value-type="string">
            <text:p>alignment</text:p>
          </table:table-cell>
          <table:table-cell/>
          <table:table-cell office:value-type="string">
            <text:p>fid(easy,dist)</text:p>
          </table:table-cell>
          <table:table-cell office:value-type="string">
            <text:p>fid(diff,dist)</text:p>
          </table:table-cell>
          <table:table-cell table:number-columns-repeated="2"/>
          <table:table-cell office:value-type="string">
            <text:p>n</text:p>
          </table:table-cell>
          <table:table-cell office:value-type="string">
            <text:p>alignment</text:p>
          </table:table-cell>
          <table:table-cell/>
          <table:table-cell office:value-type="string">
            <text:p>fid(easy,dist)</text:p>
          </table:table-cell>
          <table:table-cell office:value-type="string">
            <text:p>fid(diff,dist)</text:p>
          </table:table-cell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office:value-type="string">
            <text:p>H</text:p>
          </table:table-cell>
          <table:table-cell/>
          <table:table-cell office:value-type="float" office:value="18.859001">
            <text:p>18.859001</text:p>
          </table:table-cell>
          <table:table-cell office:value-type="float" office:value="272.65279">
            <text:p>272.65279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H</text:p>
          </table:table-cell>
          <table:table-cell/>
          <table:table-cell office:value-type="float" office:value="2.810199">
            <text:p>2.810199</text:p>
          </table:table-cell>
          <table:table-cell office:value-type="float" office:value="284.275246">
            <text:p>284.275246</text:p>
          </table:table-cell>
        </table:table-row>
        <table:table-row table:style-name="ro1">
          <table:table-cell table:number-columns-repeated="3"/>
          <table:table-cell office:value-type="float" office:value="3">
            <text:p>3</text:p>
          </table:table-cell>
          <table:table-cell office:value-type="string">
            <text:p>H</text:p>
          </table:table-cell>
          <table:table-cell/>
          <table:table-cell office:value-type="float" office:value="86.521633">
            <text:p>86.521633</text:p>
          </table:table-cell>
          <table:table-cell office:value-type="float" office:value="266.104894">
            <text:p>266.104894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H</text:p>
          </table:table-cell>
          <table:table-cell/>
          <table:table-cell office:value-type="float" office:value="11.898051">
            <text:p>11.898051</text:p>
          </table:table-cell>
          <table:table-cell office:value-type="float" office:value="271.365903">
            <text:p>271.365903</text:p>
          </table:table-cell>
        </table:table-row>
        <table:table-row table:style-name="ro1">
          <table:table-cell table:number-columns-repeated="3"/>
          <table:table-cell office:value-type="float" office:value="5">
            <text:p>5</text:p>
          </table:table-cell>
          <table:table-cell office:value-type="string">
            <text:p>H</text:p>
          </table:table-cell>
          <table:table-cell/>
          <table:table-cell office:value-type="float" office:value="156.489081">
            <text:p>156.489081</text:p>
          </table:table-cell>
          <table:table-cell office:value-type="float" office:value="279.663016">
            <text:p>279.663016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H</text:p>
          </table:table-cell>
          <table:table-cell/>
          <table:table-cell office:value-type="float" office:value="23.914937">
            <text:p>23.914937</text:p>
          </table:table-cell>
          <table:table-cell office:value-type="float" office:value="262.47801">
            <text:p>262.47801</text:p>
          </table:table-cell>
        </table:table-row>
        <table:table-row table:style-name="ro1">
          <table:table-cell table:number-columns-repeated="3"/>
          <table:table-cell office:value-type="float" office:value="10">
            <text:p>10</text:p>
          </table:table-cell>
          <table:table-cell office:value-type="string">
            <text:p>H</text:p>
          </table:table-cell>
          <table:table-cell/>
          <table:table-cell office:value-type="float" office:value="290.784364">
            <text:p>290.784364</text:p>
          </table:table-cell>
          <table:table-cell office:value-type="float" office:value="335.829427">
            <text:p>335.829427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H</text:p>
          </table:table-cell>
          <table:table-cell/>
          <table:table-cell office:value-type="float" office:value="53.655471">
            <text:p>53.655471</text:p>
          </table:table-cell>
          <table:table-cell office:value-type="float" office:value="248.849661">
            <text:p>248.849661</text:p>
          </table:table-cell>
        </table:table-row>
        <table:table-row table:style-name="ro1">
          <table:table-cell table:number-columns-repeated="3"/>
          <table:table-cell office:value-type="float" office:value="20">
            <text:p>20</text:p>
          </table:table-cell>
          <table:table-cell office:value-type="string">
            <text:p>H</text:p>
          </table:table-cell>
          <table:table-cell/>
          <table:table-cell office:value-type="float" office:value="378.778232">
            <text:p>378.778232</text:p>
          </table:table-cell>
          <table:table-cell office:value-type="float" office:value="373.971939">
            <text:p>373.971939</text:p>
          </table:table-cell>
          <table:table-cell table:number-columns-repeated="2"/>
          <table:table-cell office:value-type="float" office:value="20">
            <text:p>20</text:p>
          </table:table-cell>
          <table:table-cell office:value-type="string">
            <text:p>H</text:p>
          </table:table-cell>
          <table:table-cell/>
          <table:table-cell office:value-type="float" office:value="102.050082">
            <text:p>102.050082</text:p>
          </table:table-cell>
          <table:table-cell table:style-name="ce1" office:value-type="float" office:value="238.671517">
            <text:p>238.671517</text:p>
          </table:table-cell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office:value-type="string">
            <text:p>V</text:p>
          </table:table-cell>
          <table:table-cell/>
          <table:table-cell table:style-name="ce1" office:value-type="float" office:value="7.563444">
            <text:p>7.563444</text:p>
          </table:table-cell>
          <table:table-cell office:value-type="float" office:value="270.925278">
            <text:p>270.925278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V</text:p>
          </table:table-cell>
          <table:table-cell/>
          <table:table-cell table:style-name="ce1" office:value-type="float" office:value="1.958939">
            <text:p>1.958939</text:p>
          </table:table-cell>
          <table:table-cell office:value-type="float" office:value="286.953388">
            <text:p>286.953388</text:p>
          </table:table-cell>
        </table:table-row>
        <table:table-row table:style-name="ro1">
          <table:table-cell table:number-columns-repeated="3"/>
          <table:table-cell office:value-type="float" office:value="3">
            <text:p>3</text:p>
          </table:table-cell>
          <table:table-cell office:value-type="string">
            <text:p>V</text:p>
          </table:table-cell>
          <table:table-cell/>
          <table:table-cell office:value-type="float" office:value="38.17821">
            <text:p>38.17821</text:p>
          </table:table-cell>
          <table:table-cell office:value-type="float" office:value="238.807069">
            <text:p>238.807069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V</text:p>
          </table:table-cell>
          <table:table-cell/>
          <table:table-cell office:value-type="float" office:value="7.988586">
            <text:p>7.988586</text:p>
          </table:table-cell>
          <table:table-cell office:value-type="float" office:value="277.968588">
            <text:p>277.968588</text:p>
          </table:table-cell>
        </table:table-row>
        <table:table-row table:style-name="ro1">
          <table:table-cell table:number-columns-repeated="3"/>
          <table:table-cell office:value-type="float" office:value="5">
            <text:p>5</text:p>
          </table:table-cell>
          <table:table-cell office:value-type="string">
            <text:p>V</text:p>
          </table:table-cell>
          <table:table-cell/>
          <table:table-cell office:value-type="float" office:value="78.748222">
            <text:p>78.748222</text:p>
          </table:table-cell>
          <table:table-cell office:value-type="float" office:value="220.950945">
            <text:p>220.950945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V</text:p>
          </table:table-cell>
          <table:table-cell/>
          <table:table-cell office:value-type="float" office:value="15.800859">
            <text:p>15.800859</text:p>
          </table:table-cell>
          <table:table-cell office:value-type="float" office:value="270.168801">
            <text:p>270.168801</text:p>
          </table:table-cell>
        </table:table-row>
        <table:table-row table:style-name="ro1">
          <table:table-cell table:number-columns-repeated="3"/>
          <table:table-cell office:value-type="float" office:value="10">
            <text:p>10</text:p>
          </table:table-cell>
          <table:table-cell office:value-type="string">
            <text:p>V</text:p>
          </table:table-cell>
          <table:table-cell/>
          <table:table-cell office:value-type="float" office:value="172.399554">
            <text:p>172.399554</text:p>
          </table:table-cell>
          <table:table-cell table:style-name="ce1" office:value-type="float" office:value="215.484063">
            <text:p>215.484063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V</text:p>
          </table:table-cell>
          <table:table-cell/>
          <table:table-cell office:value-type="float" office:value="38.646342">
            <text:p>38.646342</text:p>
          </table:table-cell>
          <table:table-cell office:value-type="float" office:value="257.005937">
            <text:p>257.005937</text:p>
          </table:table-cell>
        </table:table-row>
        <table:table-row table:style-name="ro1">
          <table:table-cell table:number-columns-repeated="3"/>
          <table:table-cell office:value-type="float" office:value="20">
            <text:p>20</text:p>
          </table:table-cell>
          <table:table-cell office:value-type="string">
            <text:p>V</text:p>
          </table:table-cell>
          <table:table-cell/>
          <table:table-cell office:value-type="float" office:value="295.849216">
            <text:p>295.849216</text:p>
          </table:table-cell>
          <table:table-cell office:value-type="float" office:value="247.82582">
            <text:p>247.82582</text:p>
          </table:table-cell>
          <table:table-cell table:number-columns-repeated="2"/>
          <table:table-cell office:value-type="float" office:value="20">
            <text:p>20</text:p>
          </table:table-cell>
          <table:table-cell office:value-type="string">
            <text:p>V</text:p>
          </table:table-cell>
          <table:table-cell/>
          <table:table-cell office:value-type="float" office:value="80.430489">
            <text:p>80.430489</text:p>
          </table:table-cell>
          <table:table-cell office:value-type="float" office:value="245.337533">
            <text:p>245.337533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table:number-columns-repeated="6"/>
          <table:table-cell table:style-name="ce1" table:formula="of:=MIN([.G10:.G19])" office:value-type="float" office:value="7.563444">
            <text:p>7.563444</text:p>
          </table:table-cell>
          <table:table-cell table:style-name="ce1" table:formula="of:=MIN([.H10:.H19])" office:value-type="float" office:value="215.484063">
            <text:p>215.484063</text:p>
          </table:table-cell>
          <table:table-cell table:style-name="ce1"/>
          <table:table-cell table:number-columns-repeated="4"/>
          <table:table-cell table:formula="of:=MIN([.N10:.N19])" office:value-type="float" office:value="1.958939">
            <text:p>1.958939</text:p>
          </table:table-cell>
          <table:table-cell table:formula="of:=MIN([.O10:.O19])" office:value-type="float" office:value="238.671517">
            <text:p>238.671517</text:p>
          </table:table-cell>
        </table:table-row>
        <table:table-row table:style-name="ro1">
          <table:table-cell table:number-columns-repeated="15"/>
        </table:table-row>
        <table:table-row table:style-name="ro2">
          <table:table-cell office:value-type="string">
            <text:p>Quadrate unterschiedlicher Größen</text:p>
            <text:p>(rel. zu Bildhöhe):</text:p>
          </table:table-cell>
          <table:table-cell/>
          <table:table-cell office:value-type="string">
            <text:p>k=0.2</text:p>
          </table:table-cell>
          <table:table-cell table:number-columns-repeated="5"/>
          <table:table-cell office:value-type="string">
            <text:p>k=0.1</text:p>
          </table:table-cell>
          <table:table-cell table:number-columns-repeated="6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3"/>
          <table:table-cell office:value-type="string">
            <text:p>n</text:p>
          </table:table-cell>
          <table:table-cell office:value-type="string">
            <text:p>size</text:p>
          </table:table-cell>
          <table:table-cell office:value-type="string">
            <text:p>fid(easy,dist)</text:p>
          </table:table-cell>
          <table:table-cell office:value-type="string">
            <text:p>fid(diff,dist)</text:p>
          </table:table-cell>
          <table:table-cell/>
          <table:table-cell office:value-type="string">
            <text:p>n</text:p>
          </table:table-cell>
          <table:table-cell office:value-type="string">
            <text:p>size</text:p>
          </table:table-cell>
          <table:table-cell office:value-type="string">
            <text:p>fid(easy,dist)</text:p>
          </table:table-cell>
          <table:table-cell office:value-type="string">
            <text:p>fid(diff,dist)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office:value-type="float" office:value="0.1">
            <text:p>0.1</text:p>
          </table:table-cell>
          <table:table-cell table:style-name="ce1" office:value-type="float" office:value="2.814134">
            <text:p>2.814134</text:p>
          </table:table-cell>
          <table:table-cell office:value-type="float" office:value="288.042278">
            <text:p>288.042278</text:p>
          </table:table-cell>
          <table:table-cell/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table:style-name="ce1" office:value-type="float" office:value="92.381023">
            <text:p>92.381023</text:p>
          </table:table-cell>
          <table:table-cell office:value-type="float" office:value="217.313215">
            <text:p>217.31321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office:value-type="float" office:value="0.2">
            <text:p>0.2</text:p>
          </table:table-cell>
          <table:table-cell office:value-type="float" office:value="15.210194">
            <text:p>15.210194</text:p>
          </table:table-cell>
          <table:table-cell office:value-type="float" office:value="275.131744">
            <text:p>275.131744</text:p>
          </table:table-cell>
          <table:table-cell/>
          <table:table-cell office:value-type="float" office:value="1">
            <text:p>1</text:p>
          </table:table-cell>
          <table:table-cell office:value-type="float" office:value="0.7">
            <text:p>0.7</text:p>
          </table:table-cell>
          <table:table-cell office:value-type="float" office:value="134.489661">
            <text:p>134.489661</text:p>
          </table:table-cell>
          <table:table-cell office:value-type="float" office:value="218.458403">
            <text:p>218.45840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office:value-type="float" office:value="0.4">
            <text:p>0.4</text:p>
          </table:table-cell>
          <table:table-cell office:value-type="float" office:value="56.173408">
            <text:p>56.173408</text:p>
          </table:table-cell>
          <table:table-cell office:value-type="float" office:value="243.782687">
            <text:p>243.782687</text:p>
          </table:table-cell>
          <table:table-cell/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163.153347">
            <text:p>163.153347</text:p>
          </table:table-cell>
          <table:table-cell office:value-type="float" office:value="224.586422">
            <text:p>224.58642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office:value-type="float" office:value="0.7">
            <text:p>0.7</text:p>
          </table:table-cell>
          <table:table-cell office:value-type="float" office:value="225.597874">
            <text:p>225.597874</text:p>
          </table:table-cell>
          <table:table-cell table:style-name="ce1" office:value-type="float" office:value="225.117355">
            <text:p>225.117355</text:p>
          </table:table-cell>
          <table:table-cell/>
          <table:table-cell office:value-type="float" office:value="1">
            <text:p>1</text:p>
          </table:table-cell>
          <table:table-cell office:value-type="float" office:value="0.9">
            <text:p>0.9</text:p>
          </table:table-cell>
          <table:table-cell office:value-type="float" office:value="195.459223">
            <text:p>195.459223</text:p>
          </table:table-cell>
          <table:table-cell office:value-type="float" office:value="236.614397">
            <text:p>236.61439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279.969316">
            <text:p>279.969316</text:p>
          </table:table-cell>
          <table:table-cell office:value-type="float" office:value="229.084154">
            <text:p>229.084154</text:p>
          </table:table-cell>
          <table:table-cell/>
          <table:table-cell office:value-type="float" office:value="2">
            <text:p>2</text:p>
          </table:table-cell>
          <table:table-cell office:value-type="float" office:value="0.6">
            <text:p>0.6</text:p>
          </table:table-cell>
          <table:table-cell office:value-type="float" office:value="156.177724">
            <text:p>156.177724</text:p>
          </table:table-cell>
          <table:table-cell table:style-name="ce1" office:value-type="float" office:value="211.145879">
            <text:p>211.14587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office:value-type="float" office:value="0.9">
            <text:p>0.9</text:p>
          </table:table-cell>
          <table:table-cell office:value-type="float" office:value="335.607739">
            <text:p>335.607739</text:p>
          </table:table-cell>
          <table:table-cell office:value-type="float" office:value="244.945327">
            <text:p>244.945327</text:p>
          </table:table-cell>
          <table:table-cell/>
          <table:table-cell office:value-type="float" office:value="2">
            <text:p>2</text:p>
          </table:table-cell>
          <table:table-cell office:value-type="float" office:value="0.7">
            <text:p>0.7</text:p>
          </table:table-cell>
          <table:table-cell office:value-type="float" office:value="210.899582">
            <text:p>210.899582</text:p>
          </table:table-cell>
          <table:table-cell office:value-type="float" office:value="219.213337">
            <text:p>219.21333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">
            <text:p>2</text:p>
          </table:table-cell>
          <table:table-cell office:value-type="float" office:value="0.7">
            <text:p>0.7</text:p>
          </table:table-cell>
          <table:table-cell office:value-type="float" office:value="290.970166">
            <text:p>290.970166</text:p>
          </table:table-cell>
          <table:table-cell office:value-type="float" office:value="250.399388">
            <text:p>250.399388</text:p>
          </table:table-cell>
          <table:table-cell/>
          <table:table-cell office:value-type="float" office:value="2">
            <text:p>2</text:p>
          </table:table-cell>
          <table:table-cell office:value-type="float" office:value="0.8">
            <text:p>0.8</text:p>
          </table:table-cell>
          <table:table-cell office:value-type="float" office:value="247.97571">
            <text:p>247.97571</text:p>
          </table:table-cell>
          <table:table-cell office:value-type="float" office:value="227.297959">
            <text:p>227.29795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">
            <text:p>2</text:p>
          </table:table-cell>
          <table:table-cell office:value-type="float" office:value="0.8">
            <text:p>0.8</text:p>
          </table:table-cell>
          <table:table-cell office:value-type="float" office:value="323.330017">
            <text:p>323.330017</text:p>
          </table:table-cell>
          <table:table-cell office:value-type="float" office:value="262.912884">
            <text:p>262.912884</text:p>
          </table:table-cell>
          <table:table-cell/>
          <table:table-cell office:value-type="float" office:value="2">
            <text:p>2</text:p>
          </table:table-cell>
          <table:table-cell office:value-type="float" office:value="0.9">
            <text:p>0.9</text:p>
          </table:table-cell>
          <table:table-cell office:value-type="float" office:value="293.9665">
            <text:p>293.9665</text:p>
          </table:table-cell>
          <table:table-cell office:value-type="float" office:value="246.149501">
            <text:p>246.14950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">
            <text:p>2</text:p>
          </table:table-cell>
          <table:table-cell office:value-type="float" office:value="0.9">
            <text:p>0.9</text:p>
          </table:table-cell>
          <table:table-cell office:value-type="float" office:value="361.998987">
            <text:p>361.998987</text:p>
          </table:table-cell>
          <table:table-cell office:value-type="float" office:value="295.247461">
            <text:p>295.247461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22.934436">
            <text:p>22.934436</text:p>
          </table:table-cell>
          <table:table-cell office:value-type="float" office:value="274.995653">
            <text:p>274.995653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5">
            <text:p>5</text:p>
          </table:table-cell>
          <table:table-cell office:value-type="float" office:value="0.2">
            <text:p>0.2</text:p>
          </table:table-cell>
          <table:table-cell office:value-type="float" office:value="126.354228">
            <text:p>126.354228</text:p>
          </table:table-cell>
          <table:table-cell office:value-type="float" office:value="272.116829">
            <text:p>272.116829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5">
            <text:p>5</text:p>
          </table:table-cell>
          <table:table-cell office:value-type="float" office:value="0.4">
            <text:p>0.4</text:p>
          </table:table-cell>
          <table:table-cell office:value-type="float" office:value="262.154813">
            <text:p>262.154813</text:p>
          </table:table-cell>
          <table:table-cell office:value-type="float" office:value="273.484137">
            <text:p>273.484137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office:value-type="float" office:value="54.28158">
            <text:p>54.28158</text:p>
          </table:table-cell>
          <table:table-cell office:value-type="float" office:value="265.847469">
            <text:p>265.847469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10">
            <text:p>10</text:p>
          </table:table-cell>
          <table:table-cell office:value-type="float" office:value="0.2">
            <text:p>0.2</text:p>
          </table:table-cell>
          <table:table-cell office:value-type="float" office:value="249.431445">
            <text:p>249.431445</text:p>
          </table:table-cell>
          <table:table-cell office:value-type="float" office:value="315.419765">
            <text:p>315.419765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10">
            <text:p>10</text:p>
          </table:table-cell>
          <table:table-cell office:value-type="float" office:value="0.4">
            <text:p>0.4</text:p>
          </table:table-cell>
          <table:table-cell office:value-type="float" office:value="329.395217">
            <text:p>329.395217</text:p>
          </table:table-cell>
          <table:table-cell office:value-type="float" office:value="296.157585">
            <text:p>296.157585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20">
            <text:p>20</text:p>
          </table:table-cell>
          <table:table-cell office:value-type="float" office:value="0.1">
            <text:p>0.1</text:p>
          </table:table-cell>
          <table:table-cell office:value-type="float" office:value="128.61768">
            <text:p>128.61768</text:p>
          </table:table-cell>
          <table:table-cell office:value-type="float" office:value="256.722787">
            <text:p>256.722787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20">
            <text:p>20</text:p>
          </table:table-cell>
          <table:table-cell office:value-type="float" office:value="0.2">
            <text:p>0.2</text:p>
          </table:table-cell>
          <table:table-cell office:value-type="float" office:value="364.868073">
            <text:p>364.868073</text:p>
          </table:table-cell>
          <table:table-cell office:value-type="float" office:value="372.478639">
            <text:p>372.478639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20">
            <text:p>20</text:p>
          </table:table-cell>
          <table:table-cell office:value-type="float" office:value="0.4">
            <text:p>0.4</text:p>
          </table:table-cell>
          <table:table-cell office:value-type="float" office:value="359.312773">
            <text:p>359.312773</text:p>
          </table:table-cell>
          <table:table-cell office:value-type="float" office:value="318.294096">
            <text:p>318.294096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50">
            <text:p>50</text:p>
          </table:table-cell>
          <table:table-cell office:value-type="float" office:value="0.1">
            <text:p>0.1</text:p>
          </table:table-cell>
          <table:table-cell office:value-type="float" office:value="292.955442">
            <text:p>292.955442</text:p>
          </table:table-cell>
          <table:table-cell office:value-type="float" office:value="279.031956">
            <text:p>279.031956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50">
            <text:p>50</text:p>
          </table:table-cell>
          <table:table-cell office:value-type="float" office:value="0.2">
            <text:p>0.2</text:p>
          </table:table-cell>
          <table:table-cell office:value-type="float" office:value="407.64027">
            <text:p>407.64027</text:p>
          </table:table-cell>
          <table:table-cell office:value-type="float" office:value="385.113654">
            <text:p>385.113654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50">
            <text:p>50</text:p>
          </table:table-cell>
          <table:table-cell office:value-type="float" office:value="0.4">
            <text:p>0.4</text:p>
          </table:table-cell>
          <table:table-cell office:value-type="float" office:value="387.611381">
            <text:p>387.611381</text:p>
          </table:table-cell>
          <table:table-cell office:value-type="float" office:value="358.342242">
            <text:p>358.342242</text:p>
          </table:table-cell>
          <table:table-cell table:number-columns-repeated="8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5"/>
          <table:table-cell table:formula="of:=MIN([.F26:.F46])" office:value-type="float" office:value="2.814134">
            <text:p>2.814134</text:p>
          </table:table-cell>
          <table:table-cell table:formula="of:=MIN([.G26:.G46])" office:value-type="float" office:value="225.117355">
            <text:p>225.117355</text:p>
          </table:table-cell>
          <table:table-cell table:number-columns-repeated="8"/>
        </table:table-row>
      </table:table>
      <table:table table:name="composites" table:style-name="ta1" table:print="false">
        <table:table-column table:style-name="co12" table:default-cell-style-name="Default"/>
        <table:table-column table:style-name="co3" table:default-cell-style-name="Default"/>
        <table:table-column table:style-name="co8" table:default-cell-style-name="Default"/>
        <table:table-column table:style-name="co13" table:default-cell-style-name="Default"/>
        <table:table-column table:style-name="co3" table:number-columns-repeated="5" table:default-cell-style-name="Default"/>
        <table:table-row table:style-name="ro1">
          <table:table-cell office:value-type="string">
            <text:p>erst dunkle Ziffern erhellen, dann blur quadrate</text:p>
          </table:table-cell>
          <table:table-cell table:number-columns-repeated="8"/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number-columns-repeated="2"/>
          <table:table-cell office:value-type="string">
            <text:p>brighten_value</text:p>
          </table:table-cell>
          <table:table-cell office:value-type="string">
            <text:p>brighten_treshold</text:p>
          </table:table-cell>
          <table:table-cell office:value-type="string">
            <text:p>blur_size</text:p>
          </table:table-cell>
          <table:table-cell office:value-type="string">
            <text:p>blur_n</text:p>
          </table:table-cell>
          <table:table-cell office:value-type="string">
            <text:p>blur_kernel</text:p>
          </table:table-cell>
          <table:table-cell office:value-type="string">
            <text:p>fid(easy,dist)</text:p>
          </table:table-cell>
          <table:table-cell office:value-type="string">
            <text:p>fid(diff,dist)</text:p>
          </table:table-cell>
        </table:table-row>
        <table:table-row table:style-name="ro1">
          <table:table-cell table:number-columns-repeated="2"/>
          <table:table-cell table:number-columns-repeated="2" office:value-type="float" office:value="60">
            <text:p>60</text:p>
          </table:table-cell>
          <table:table-cell office:value-type="float" office:value="0.6">
            <text:p>0.6</text:p>
          </table:table-cell>
          <table:table-cell office:value-type="float" office:value="2">
            <text:p>2</text:p>
          </table:table-cell>
          <table:table-cell office:value-type="float" office:value="0.01">
            <text:p>0.01</text:p>
          </table:table-cell>
          <table:table-cell office:value-type="float" office:value="62.765164">
            <text:p>62.765164</text:p>
          </table:table-cell>
          <table:table-cell office:value-type="float" office:value="235.108665">
            <text:p>235.108665</text:p>
          </table:table-cell>
        </table:table-row>
        <table:table-row table:style-name="ro1">
          <table:table-cell table:number-columns-repeated="2"/>
          <table:table-cell office:value-type="float" office:value="60">
            <text:p>60</text:p>
          </table:table-cell>
          <table:table-cell office:value-type="float" office:value="90">
            <text:p>90</text:p>
          </table:table-cell>
          <table:table-cell office:value-type="float" office:value="0.6">
            <text:p>0.6</text:p>
          </table:table-cell>
          <table:table-cell office:value-type="float" office:value="2">
            <text:p>2</text:p>
          </table:table-cell>
          <table:table-cell office:value-type="float" office:value="0.01">
            <text:p>0.01</text:p>
          </table:table-cell>
          <table:table-cell office:value-type="float" office:value="103.251663">
            <text:p>103.251663</text:p>
          </table:table-cell>
          <table:table-cell office:value-type="float" office:value="208.241487">
            <text:p>208.241487</text:p>
          </table:table-cell>
        </table:table-row>
        <table:table-row table:style-name="ro1">
          <table:table-cell table:number-columns-repeated="2"/>
          <table:table-cell office:value-type="float" office:value="90">
            <text:p>90</text:p>
          </table:table-cell>
          <table:table-cell office:value-type="float" office:value="60">
            <text:p>60</text:p>
          </table:table-cell>
          <table:table-cell office:value-type="float" office:value="0.6">
            <text:p>0.6</text:p>
          </table:table-cell>
          <table:table-cell office:value-type="float" office:value="2">
            <text:p>2</text:p>
          </table:table-cell>
          <table:table-cell office:value-type="float" office:value="0.01">
            <text:p>0.01</text:p>
          </table:table-cell>
          <table:table-cell office:value-type="float" office:value="133.538247">
            <text:p>133.538247</text:p>
          </table:table-cell>
          <table:table-cell office:value-type="float" office:value="216.882399">
            <text:p>216.882399</text:p>
          </table:table-cell>
        </table:table-row>
        <table:table-row table:style-name="ro1">
          <table:table-cell table:number-columns-repeated="2"/>
          <table:table-cell table:number-columns-repeated="2" office:value-type="float" office:value="90">
            <text:p>90</text:p>
          </table:table-cell>
          <table:table-cell office:value-type="float" office:value="0.6">
            <text:p>0.6</text:p>
          </table:table-cell>
          <table:table-cell office:value-type="float" office:value="2">
            <text:p>2</text:p>
          </table:table-cell>
          <table:table-cell office:value-type="float" office:value="0.01">
            <text:p>0.01</text:p>
          </table:table-cell>
          <table:table-cell office:value-type="float" office:value="155.95248">
            <text:p>155.95248</text:p>
          </table:table-cell>
          <table:table-cell office:value-type="float" office:value="206.483255">
            <text:p>206.483255</text:p>
          </table:table-cell>
        </table:table-row>
        <table:table-row table:style-name="ro1">
          <table:table-cell table:number-columns-repeated="2"/>
          <table:table-cell table:number-columns-repeated="2" office:value-type="float" office:value="60">
            <text:p>60</text:p>
          </table:table-cell>
          <table:table-cell office:value-type="float" office:value="0.6">
            <text:p>0.6</text:p>
          </table:table-cell>
          <table:table-cell office:value-type="float" office:value="2">
            <text:p>2</text:p>
          </table:table-cell>
          <table:table-cell office:value-type="float" office:value="0.025">
            <text:p>0.025</text:p>
          </table:table-cell>
          <table:table-cell office:value-type="float" office:value="69.672756">
            <text:p>69.672756</text:p>
          </table:table-cell>
          <table:table-cell office:value-type="float" office:value="215.609183">
            <text:p>215.609183</text:p>
          </table:table-cell>
        </table:table-row>
        <table:table-row table:style-name="ro1">
          <table:table-cell table:number-columns-repeated="2"/>
          <table:table-cell office:value-type="float" office:value="60">
            <text:p>60</text:p>
          </table:table-cell>
          <table:table-cell office:value-type="float" office:value="90">
            <text:p>90</text:p>
          </table:table-cell>
          <table:table-cell office:value-type="float" office:value="0.6">
            <text:p>0.6</text:p>
          </table:table-cell>
          <table:table-cell office:value-type="float" office:value="2">
            <text:p>2</text:p>
          </table:table-cell>
          <table:table-cell office:value-type="float" office:value="0.025">
            <text:p>0.025</text:p>
          </table:table-cell>
          <table:table-cell office:value-type="float" office:value="157.282601">
            <text:p>157.282601</text:p>
          </table:table-cell>
          <table:table-cell table:style-name="ce1" office:value-type="float" office:value="166.595463">
            <text:p>166.595463</text:p>
          </table:table-cell>
        </table:table-row>
        <table:table-row table:style-name="ro1">
          <table:table-cell table:number-columns-repeated="2"/>
          <table:table-cell office:value-type="float" office:value="90">
            <text:p>90</text:p>
          </table:table-cell>
          <table:table-cell office:value-type="float" office:value="60">
            <text:p>60</text:p>
          </table:table-cell>
          <table:table-cell office:value-type="float" office:value="0.6">
            <text:p>0.6</text:p>
          </table:table-cell>
          <table:table-cell office:value-type="float" office:value="2">
            <text:p>2</text:p>
          </table:table-cell>
          <table:table-cell office:value-type="float" office:value="0.025">
            <text:p>0.025</text:p>
          </table:table-cell>
          <table:table-cell office:value-type="float" office:value="120.682366">
            <text:p>120.682366</text:p>
          </table:table-cell>
          <table:table-cell office:value-type="float" office:value="200.504644">
            <text:p>200.504644</text:p>
          </table:table-cell>
        </table:table-row>
        <table:table-row table:style-name="ro1">
          <table:table-cell table:number-columns-repeated="2"/>
          <table:table-cell table:number-columns-repeated="2" office:value-type="float" office:value="90">
            <text:p>90</text:p>
          </table:table-cell>
          <table:table-cell office:value-type="float" office:value="0.6">
            <text:p>0.6</text:p>
          </table:table-cell>
          <table:table-cell office:value-type="float" office:value="2">
            <text:p>2</text:p>
          </table:table-cell>
          <table:table-cell office:value-type="float" office:value="0.025">
            <text:p>0.025</text:p>
          </table:table-cell>
          <table:table-cell office:value-type="float" office:value="214.646309">
            <text:p>214.646309</text:p>
          </table:table-cell>
          <table:table-cell office:value-type="float" office:value="174.230847">
            <text:p>174.230847</text:p>
          </table:table-cell>
        </table:table-row>
        <table:table-row table:style-name="ro1">
          <table:table-cell table:number-columns-repeated="2"/>
          <table:table-cell table:number-columns-repeated="2" office:value-type="float" office:value="60">
            <text:p>60</text:p>
          </table:table-cell>
          <table:table-cell office:value-type="float" office:value="0.6">
            <text:p>0.6</text:p>
          </table:table-cell>
          <table:table-cell office:value-type="float" office:value="2">
            <text:p>2</text:p>
          </table:table-cell>
          <table:table-cell office:value-type="float" office:value="0.05">
            <text:p>0.05</text:p>
          </table:table-cell>
          <table:table-cell office:value-type="float" office:value="153.754815">
            <text:p>153.754815</text:p>
          </table:table-cell>
          <table:table-cell office:value-type="float" office:value="203.506194">
            <text:p>203.506194</text:p>
          </table:table-cell>
        </table:table-row>
        <table:table-row table:style-name="ro1">
          <table:table-cell table:number-columns-repeated="2"/>
          <table:table-cell office:value-type="float" office:value="60">
            <text:p>60</text:p>
          </table:table-cell>
          <table:table-cell office:value-type="float" office:value="90">
            <text:p>90</text:p>
          </table:table-cell>
          <table:table-cell office:value-type="float" office:value="0.6">
            <text:p>0.6</text:p>
          </table:table-cell>
          <table:table-cell office:value-type="float" office:value="2">
            <text:p>2</text:p>
          </table:table-cell>
          <table:table-cell office:value-type="float" office:value="0.05">
            <text:p>0.05</text:p>
          </table:table-cell>
          <table:table-cell office:value-type="float" office:value="236.451866">
            <text:p>236.451866</text:p>
          </table:table-cell>
          <table:table-cell office:value-type="float" office:value="173.555397">
            <text:p>173.555397</text:p>
          </table:table-cell>
        </table:table-row>
        <table:table-row table:style-name="ro1">
          <table:table-cell table:number-columns-repeated="2"/>
          <table:table-cell office:value-type="float" office:value="90">
            <text:p>90</text:p>
          </table:table-cell>
          <table:table-cell office:value-type="float" office:value="60">
            <text:p>60</text:p>
          </table:table-cell>
          <table:table-cell office:value-type="float" office:value="0.6">
            <text:p>0.6</text:p>
          </table:table-cell>
          <table:table-cell office:value-type="float" office:value="2">
            <text:p>2</text:p>
          </table:table-cell>
          <table:table-cell office:value-type="float" office:value="0.05">
            <text:p>0.05</text:p>
          </table:table-cell>
          <table:table-cell office:value-type="float" office:value="187.057592">
            <text:p>187.057592</text:p>
          </table:table-cell>
          <table:table-cell office:value-type="float" office:value="200.227546">
            <text:p>200.227546</text:p>
          </table:table-cell>
        </table:table-row>
        <table:table-row table:style-name="ro1">
          <table:table-cell table:number-columns-repeated="2"/>
          <table:table-cell table:number-columns-repeated="2" office:value-type="float" office:value="90">
            <text:p>90</text:p>
          </table:table-cell>
          <table:table-cell office:value-type="float" office:value="0.6">
            <text:p>0.6</text:p>
          </table:table-cell>
          <table:table-cell office:value-type="float" office:value="2">
            <text:p>2</text:p>
          </table:table-cell>
          <table:table-cell office:value-type="float" office:value="0.05">
            <text:p>0.05</text:p>
          </table:table-cell>
          <table:table-cell office:value-type="float" office:value="287.887124">
            <text:p>287.887124</text:p>
          </table:table-cell>
          <table:table-cell office:value-type="float" office:value="185.729446">
            <text:p>185.729446</text:p>
          </table:table-cell>
        </table:table-row>
        <table:table-row table:style-name="ro1">
          <table:table-cell table:number-columns-repeated="2"/>
          <table:table-cell table:number-columns-repeated="2" office:value-type="float" office:value="60">
            <text:p>60</text:p>
          </table:table-cell>
          <table:table-cell office:value-type="float" office:value="0.6">
            <text:p>0.6</text:p>
          </table:table-cell>
          <table:table-cell office:value-type="float" office:value="2">
            <text:p>2</text:p>
          </table:table-cell>
          <table:table-cell office:value-type="float" office:value="0.1">
            <text:p>0.1</text:p>
          </table:table-cell>
          <table:table-cell office:value-type="float" office:value="211.247881">
            <text:p>211.247881</text:p>
          </table:table-cell>
          <table:table-cell office:value-type="float" office:value="189.606922">
            <text:p>189.606922</text:p>
          </table:table-cell>
        </table:table-row>
        <table:table-row table:style-name="ro1">
          <table:table-cell table:number-columns-repeated="2"/>
          <table:table-cell office:value-type="float" office:value="60">
            <text:p>60</text:p>
          </table:table-cell>
          <table:table-cell office:value-type="float" office:value="90">
            <text:p>90</text:p>
          </table:table-cell>
          <table:table-cell office:value-type="float" office:value="0.6">
            <text:p>0.6</text:p>
          </table:table-cell>
          <table:table-cell office:value-type="float" office:value="2">
            <text:p>2</text:p>
          </table:table-cell>
          <table:table-cell office:value-type="float" office:value="0.1">
            <text:p>0.1</text:p>
          </table:table-cell>
          <table:table-cell office:value-type="float" office:value="263.594148">
            <text:p>263.594148</text:p>
          </table:table-cell>
          <table:table-cell office:value-type="float" office:value="166.914744">
            <text:p>166.914744</text:p>
          </table:table-cell>
        </table:table-row>
        <table:table-row table:style-name="ro1">
          <table:table-cell table:number-columns-repeated="2"/>
          <table:table-cell office:value-type="float" office:value="90">
            <text:p>90</text:p>
          </table:table-cell>
          <table:table-cell office:value-type="float" office:value="60">
            <text:p>60</text:p>
          </table:table-cell>
          <table:table-cell office:value-type="float" office:value="0.6">
            <text:p>0.6</text:p>
          </table:table-cell>
          <table:table-cell office:value-type="float" office:value="2">
            <text:p>2</text:p>
          </table:table-cell>
          <table:table-cell office:value-type="float" office:value="0.1">
            <text:p>0.1</text:p>
          </table:table-cell>
          <table:table-cell office:value-type="float" office:value="231.027656">
            <text:p>231.027656</text:p>
          </table:table-cell>
          <table:table-cell office:value-type="float" office:value="189.767605">
            <text:p>189.767605</text:p>
          </table:table-cell>
        </table:table-row>
        <table:table-row table:style-name="ro1">
          <table:table-cell table:number-columns-repeated="2"/>
          <table:table-cell table:number-columns-repeated="2" office:value-type="float" office:value="90">
            <text:p>90</text:p>
          </table:table-cell>
          <table:table-cell office:value-type="float" office:value="0.6">
            <text:p>0.6</text:p>
          </table:table-cell>
          <table:table-cell office:value-type="float" office:value="2">
            <text:p>2</text:p>
          </table:table-cell>
          <table:table-cell office:value-type="float" office:value="0.1">
            <text:p>0.1</text:p>
          </table:table-cell>
          <table:table-cell office:value-type="float" office:value="294.310692">
            <text:p>294.310692</text:p>
          </table:table-cell>
          <table:table-cell office:value-type="float" office:value="188.644705">
            <text:p>188.64470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CH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6-20">20.06.2020</text:date>, <text:time>15:02:2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30T09:10:24.08</meta:creation-date>
    <dc:date>2020-06-20T15:02:29.41</dc:date>
    <meta:editing-duration>P1DT12H34M52S</meta:editing-duration>
    <meta:editing-cycles>23</meta:editing-cycles>
    <meta:generator>OpenOffice/4.1.6$Win32 OpenOffice.org_project/416m1$Build-9790</meta:generator>
    <meta:document-statistic meta:table-count="4" meta:cell-count="483" meta:object-count="0"/>
  </office:meta>
</office:document-meta>
</file>